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><text:span text:style-name="T1">Organizacioni odbor skupa</text:span></text:p>
      <text:p text:style-name="P1"/>
      <text:p text:style-name="Standard"><text:span text:style-name="T1">Organizacioni odbor je najvisi operativni organ skupa. Zadaci O</text:span><text:bookmark text:name="_GoBack"/><text:span text:style-name="T1">rganizacionog odbora su:</text:span></text:p>
      <text:p text:style-name="Standard"><text:span text:style-name="T1">-utvrdjivanje mesta I vremena odrzavanja skupa</text:span></text:p>
      <text:p text:style-name="Standard"><text:span text:style-name="T1">-oblikovanje radnih dokumenata skupa</text:span></text:p>
      <text:p text:style-name="Standard"><text:span text:style-name="T1">-odredjivanje budzeta skupa</text:span></text:p>
      <text:p text:style-name="Standard"><text:span text:style-name="T1">-komuniciranje sa okolinom</text:span></text:p>
      <text:p text:style-name="Standard"><text:span text:style-name="T1">-obezbedjivanje pokrovitelja, suorganizatora I sponzora skupa</text:span></text:p>
      <text:p text:style-name="Standard"><text:span text:style-name="T1">-prikupljanje radova</text:span></text:p>
      <text:p text:style-name="Standard"><text:span text:style-name="T1">-priprema I stampanje materijala za skup</text:span></text:p>
      <text:p text:style-name="Standard"><text:span text:style-name="T1">-organizovanje rada skupa</text:span></text:p>
      <text:p text:style-name="Standard"><text:span text:style-name="T1">-analiza uspeha skupa</text:span></text:p>
      <text:p text:style-name="P1"/>
      <text:p text:style-name="P1"/>
      <text:p text:style-name="Standard"><text:span text:style-name="T1">Programski odbor skupa</text:span></text:p>
      <text:p text:style-name="P1"/>
      <text:p text:style-name="Standard"><text:span text:style-name="T1">Programski odbor je najvisi naucni organ skupa I cine ga ugledni naucni radnici iz podrucja rada skupa. Zadaci Programskog odbora su:</text:span></text:p>
      <text:p text:style-name="Standard"><text:span text:style-name="T1">-utvrdjivanje programa rada skupa</text:span></text:p>
      <text:p text:style-name="Standard"><text:span text:style-name="T1">-odredjivanje recenzenata radova I izbor radova koji ce biti izlozeni na skupu</text:span></text:p>
      <text:p text:style-name="Standard"><text:span text:style-name="T1">-staranje o ugledu skupa u naucnoj javnosti</text:span></text:p>
      <text:p text:style-name="P1"/>
      <text:p text:style-name="P1"/>
      <text:p text:style-name="Standard"><text:span text:style-name="T1">Sekretar skupa</text:span></text:p>
      <text:p text:style-name="P1"/>
      <text:p text:style-name="Standard"><text:span text:style-name="T1">Sekretar skupa je izvrsni organ Organizacionog odbora koji obavlja tehnicke I administrativne poslove. Sekretara skupa imenuje predsednik Organizacionog odbora</text:span></text:p>
      <text:p text:style-name="Standard"><text:span text:style-name="T1"/></text:p>
      <text:p text:style-name="Standard"><text:span text:style-name="T1"/></text:p>
      <text:p text:style-name="Standard"><text:span text:style-name="T1">Nacin odrzavanja sesije</text:span></text:p>
      <text:p text:style-name="Standard"><text:span text:style-name="T1"/></text:p>
      <text:p text:style-name="Standard"><text:span text:style-name="T1">Organizacioni odbor skupa na svom zasedanju utvrdjuje nacin rada sesija putem jednog od sledecih oblika rada:</text:span></text:p>
      <text:list xml:id="list3983305121307879955" text:style-name="L1">
        <text:list-item>
          <text:list>
            <text:list-item>
              <text:list>
                <text:list-item>
                  <text:p text:style-name="P2"><text:span text:style-name="T1">Plenarna sednica</text:span></text:p>
                </text:list-item>
              </text:list>
            </text:list-item>
          </text:list>
        </text:list-item>
      </text:list>
      <text:p text:style-name="Standard"><text:span text:style-name="T1"><text:tab/><text:tab/><text:tab/>Plenarna sednica je oblik rada u kome svi ucesnici rade u vidu zajednickog<text:tab/><text:tab/><text:tab/><text:tab/>zasedanja. Primenjuje se prilikom otvaranja i zatvaranja skupa, kao I za<text:tab/><text:tab/><text:tab/><text:tab/><text:tab/>razmatranje zajednickih tema skupa.</text:span></text:p>
      <text:p text:style-name="Standard"><text:span text:style-name="T1"/></text:p>
      <text:list xml:id="list6462755622531419888" text:style-name="L2">
        <text:list-item>
          <text:list>
            <text:list-item>
              <text:list>
                <text:list-item>
                  <text:p text:style-name="P3"><text:span text:style-name="T1">Sekcija</text:span></text:p>
                  <text:list>
                    <text:list-item>
                      <text:list>
                        <text:list-header>
                          <text:p text:style-name="P3"><text:span text:style-name="T1">Sekcija je oblik rada u kome odredjeni broj ucesnika radi u vidu odvojenog zasedanj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/></text:p>
      <text:list xml:id="list2497042711085830087" text:style-name="L3">
        <text:list-item>
          <text:list>
            <text:list-item>
              <text:list>
                <text:list-item>
                  <text:p text:style-name="P4"><text:span text:style-name="T1">Panel prezentacija</text:span></text:p>
                  <text:list>
                    <text:list-item>
                      <text:list>
                        <text:list-header>
                          <text:p text:style-name="P4"><text:span text:style-name="T1">Panel prezentacija je oblik rada u kome odredjeni autori vrse prezentaciju svojih radova zainteresovanim ucesnicima.</text:span></text:p>
                          <text:p text:style-name="P4"><text:span text:style-name="T1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391536829094524207" text:style-name="L4">
        <text:list-item>
          <text:list>
            <text:list-item>
              <text:list>
                <text:list-item>
                  <text:p text:style-name="P5"><text:span text:style-name="T1">Okrugli sto ili tribina</text:span></text:p>
                  <text:list>
                    <text:list-item>
                      <text:list>
                        <text:list-header>
                          <text:p text:style-name="P5"><text:span text:style-name="T1">Okrugli sto ili tribina su oblici rada u kojima zainteresovani ucesnici, u vidu neformalne diskusije, razmatraju teme iz potducja rada skup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<text:tab/><text:tab/></text:span></text:p>
      <text:list xml:id="list9091827076338606202" text:style-name="L5">
        <text:list-item>
          <text:list>
            <text:list-item>
              <text:list>
                <text:list-item>
                  <text:p text:style-name="P6"><text:span text:style-name="T1">Prezentacija</text:span></text:p>
                  <text:list>
                    <text:list-item>
                      <text:list>
                        <text:list-header>
                          <text:p text:style-name="P6"><text:span text:style-name="T1">Prezentacija je oblik rada u kome organizator, pokrovitelji ili sponzori vrse prezentaciju svojih naucnih dostignuca, izdanja, proizvoda I uslog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/></text:p>
      <text:list xml:id="list3888877690600468087" text:style-name="L6">
        <text:list-item>
          <text:list>
            <text:list-item>
              <text:list>
                <text:list-item>
                  <text:p text:style-name="P7"><text:span text:style-name="T1">Specijalna sesija</text:span></text:p>
                  <text:list>
                    <text:list-item>
                      <text:list>
                        <text:list-header>
                          <text:p text:style-name="P7"><text:span text:style-name="T1">Sesija koja odstupa od ostalih nacina rada, na primer mini-kurs..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Zbornik radova I apstrakata skupa</text:span></text:p>
      <text:p text:style-name="Standard"><text:span text:style-name="T1"/></text:p>
      <text:p text:style-name="Standard"><text:span text:style-name="T1">Zbornik radova naucnog skupa je publikacija koju izdaje organizator skupa samostalno ili u saradnji sa nekim izdavacem ili casopisom, a u kojoj se objavljuju prilozi saopsteni na skupu, u celini ili sazeti (zbornik apstakat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X</meta:initial-creator>
    <meta:editing-cycles>14</meta:editing-cycles>
    <meta:creation-date>2014-12-24T19:50:00</meta:creation-date>
    <dc:date>2014-12-27T04:17:23.48</dc:date>
    <meta:editing-duration>PT7H8M45S</meta:editing-duration>
    <meta:generator>OpenOffice/4.1.1$Win32 OpenOffice.org_project/411m6$Build-9775</meta:generator>
    <meta:document-statistic meta:table-count="0" meta:image-count="0" meta:object-count="0" meta:page-count="2" meta:paragraph-count="35" meta:word-count="301" meta:character-count="2138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